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f8aaa" officeooo:paragraph-rsid="001f8aaa"/>
    </style:style>
    <style:style style:name="P2" style:family="paragraph" style:parent-style-name="Standard">
      <style:text-properties style:text-underline-style="none" officeooo:rsid="001f8aaa" officeooo:paragraph-rsid="001f8aaa"/>
    </style:style>
    <style:style style:name="T1" style:family="text">
      <style:text-properties officeooo:rsid="001fa7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Аналіз отриманих результатів</text:p>
      <text:p text:style-name="P1"/>
      <text:p text:style-name="P2">Я написав додаток для знаходження найближчого місця з ідеальними умовами або місця з найкращими умовами у заданому радіусі. Якщо пробувати запускати цей додаток у різні дні або тижні, або навіть місяці з однаковими вхідними даними, то воно видає різні результати через те, що воно орієнтується по температурі та вологості, які з часом <text:s/>змінюються. Тому, якщо вважати, що загальна ймовірність рец<text:span text:style-name="T1">и</text:span>диву <text:span text:style-name="T1">залежить лише від температури та вологості, то</text:span> моя програма відміннно виконує свою функцію.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20:19:07.467777465</meta:creation-date>
    <dc:date>2018-05-24T20:37:27.741146738</dc:date>
    <meta:editing-duration>PT18M21S</meta:editing-duration>
    <meta:editing-cycles>2</meta:editing-cycles>
    <meta:generator>LibreOffice/5.4.6.2$Linux_X86_64 LibreOffice_project/40m0$Build-2</meta:generator>
    <meta:document-statistic meta:table-count="0" meta:image-count="0" meta:object-count="0" meta:page-count="1" meta:paragraph-count="2" meta:word-count="76" meta:character-count="521" meta:non-whitespace-character-count="445"/>
  </office:meta>
</office:document-meta>
</file>